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1-1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18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4528" calcext:value-type="float">
            <text:p>72.80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16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0144" calcext:value-type="float">
            <text:p>72.78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4528" calcext:value-type="float">
            <text:p>72.80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3568" calcext:value-type="float">
            <text:p>72.74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0144" calcext:value-type="float">
            <text:p>72.78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4528" calcext:value-type="float">
            <text:p>72.80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2336" calcext:value-type="float">
            <text:p>72.79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30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13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0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18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1416" calcext:value-type="float">
            <text:p>73.05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2272" calcext:value-type="float">
            <text:p>73.04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1416" calcext:value-type="float">
            <text:p>73.05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484" calcext:value-type="float">
            <text:p>73.01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06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484" calcext:value-type="float">
            <text:p>73.01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2272" calcext:value-type="float">
            <text:p>73.04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484" calcext:value-type="float">
            <text:p>73.01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22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25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05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30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29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4528" calcext:value-type="float">
            <text:p>72.80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2867096774" calcext:value-type="float">
            <text:p>72.877286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0900645161" calcext:value-type="float">
            <text:p>72.877090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3752" calcext:value-type="float">
            <text:p>72.87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301275" calcext:value-type="float">
            <text:p>72.87301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65695483871" calcext:value-type="float">
            <text:p>72.86656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7396129032" calcext:value-type="float">
            <text:p>72.850739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7922580645" calcext:value-type="float">
            <text:p>72.84179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6216774194" calcext:value-type="float">
            <text:p>72.816621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94152258065" calcext:value-type="float">
            <text:p>72.799415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33088" calcext:value-type="float">
            <text:p>72.80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776775" calcext:value-type="float">
            <text:p>72.81776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8068965517" calcext:value-type="float">
            <text:p>72.8288068965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9432516129" calcext:value-type="float">
            <text:p>72.839432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329475" calcext:value-type="float">
            <text:p>72.84329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77512" calcext:value-type="float">
            <text:p>72.83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20499310345" calcext:value-type="float">
            <text:p>72.8420499310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4576" calcext:value-type="float">
            <text:p>72.825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7703225807" calcext:value-type="float">
            <text:p>72.81377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97101935484" calcext:value-type="float">
            <text:p>72.799710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27003870968" calcext:value-type="float">
            <text:p>72.782700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6575483871" calcext:value-type="float">
            <text:p>72.76657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09710967742" calcext:value-type="float">
            <text:p>72.760971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00225" calcext:value-type="float">
            <text:p>72.78900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1574" calcext:value-type="float">
            <text:p>72.791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6760516129" calcext:value-type="float">
            <text:p>72.796760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8526" calcext:value-type="float">
            <text:p>72.788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83152" calcext:value-type="float">
            <text:p>72.77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6280516129" calcext:value-type="float">
            <text:p>72.766280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37935483871" calcext:value-type="float">
            <text:p>72.7537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14049032258" calcext:value-type="float">
            <text:p>72.741404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58988387097" calcext:value-type="float">
            <text:p>72.735898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9968" calcext:value-type="float">
            <text:p>72.719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08675" calcext:value-type="float">
            <text:p>72.70308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47595294118" calcext:value-type="float">
            <text:p>72.6847595294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2496" calcext:value-type="float">
            <text:p>72.68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7297142857" calcext:value-type="float">
            <text:p>72.676729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03465806452" calcext:value-type="float">
            <text:p>72.680346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76349473684" calcext:value-type="float">
            <text:p>72.677634947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197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57112294501</text:p>
          </table:table-cell>
          <table:table-cell office:value-type="string" calcext:value-type="string">
            <text:p>197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1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041" meta:object-count="0"/>
    <meta:user-defined meta:name="AppVersion">3.0</meta:user-defined>
  </office:meta>
</office:document-meta>
</file>